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e544c" officeooo:paragraph-rsid="001e544c"/>
    </style:style>
    <style:style style:name="P2" style:family="paragraph" style:parent-style-name="Standard">
      <style:text-properties fo:font-weight="bold" officeooo:rsid="001e544c" officeooo:paragraph-rsid="001e544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e544c" officeooo:paragraph-rsid="001e544c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normal" officeooo:rsid="001f40fb" officeooo:paragraph-rsid="001f40f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rite up</text:p>
      <text:p text:style-name="P1"/>
      <text:p text:style-name="P1"><text:span text:style-name="T1">Team Name: </text:span>SyntaxError</text:p>
      <text:p text:style-name="P1"><text:span text:style-name="T1">Team Members: </text:span>Andre Vourakis</text:p>
      <text:p text:style-name="P1"/>
      <text:p text:style-name="P2">Overview</text:p>
      <text:p text:style-name="P4">SyntaxErrorAI is a dummy AI that places pieces on any open space (bottom to top) on the left-most colum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2:18:57.811458157</meta:creation-date>
    <dc:date>2016-10-09T23:00:50.971947279</dc:date>
    <meta:editing-duration>PT7M54S</meta:editing-duration>
    <meta:editing-cycles>2</meta:editing-cycles>
    <meta:generator>LibreOffice/5.1.5.2$Linux_X86_64 LibreOffice_project/10m0$Build-2</meta:generator>
    <meta:document-statistic meta:table-count="0" meta:image-count="0" meta:object-count="0" meta:page-count="1" meta:paragraph-count="5" meta:word-count="29" meta:character-count="172" meta:non-whitespace-character-count="147"/>
  </office:meta>
</office:document-meta>
</file>